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2" text:outline-level="2"><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19,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section text:name="interpolations">
        <text:h text:style-name="Heading_20_2" text:outline-level="2"><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Mo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 (Job 32:1, NRSV)<text:note text:id="ftn18" text:note-class="footnote"><text:note-citation>19</text:note-citation><text:note-body><text:p text:style-name="Footnote">It is interesting to note the differences in tradition, here. Alter has “because he was right in his own eyes” but offers no note as to why, which is a little disappointing. JPS agrees with him (“for he considered himself right” (Job 32:1, JPS)). Both of these are Jewish sources.</text:p><text:p text:style-name="Footnote">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p><text:p text:style-name="Footnote">If you will forgive me for getting further into the weeds,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while the NRSV walks the middle path with “because they had found no answer, though they had declared Job to be in the wrong.” (Job 32:3, NRSV)</text:p><text:p text:style-name="Footnote">Weinberger continues to be relevant: “[…] translation is more than a leap from dictionary to dictionary; it is a reimagining of the poem.” (Weinberger and Paz 2016, 46)</text:p></text:note-body></text:note> is where we leave off,<text:note text:id="ftn19" text:note-class="footnote"><text:note-citation>20</text:note-citation><text:note-body><text:p text:style-name="Footnote">Did they give up? Did they see that Job was starting to change, was starting to stand up for himself, and realize that hey, maybe this was for the best? It seems deeper than simply winning an argument.</text:p></text:note-body></text:note> and then this youngster, this whippersnapper, this upstart Elihu picks up.</text:p>
      <text:p text:style-name="Text_20_body">“I am young in years, and you are aged. Therefore I was awed and feared to speak my mind with you,” (Job 32:6, Alter) ((On Elihu))</text:p>
      <text:p text:style-name="Text_20_body">All stories are perforce interpolations within real events, this essay began, and that holds true here.</text:p>
      <text:section text:name="refs">
        <text:section text:name="ref-alter">
          <text:p text:style-name="Text_20_body">Alter, Robert (Trans.). 2019. <text:span text:style-name="T1">The Hebrew Bible — the Writings</text:span>.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igengrau">
          <text:p text:style-name="Text_20_body">Scott-Clary, Madison. 2019. <text:span text:style-name="T1">Eigengrau</text:span>. self-published.</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12T05:42:38Z</meta:creation-date>
    <dc:date>2022-05-12T05:42:38Z</dc:date>
    <meta:user-defined meta:name="bibliography" meta:value-type="string">florilegium.bib</meta:user-defined>
  </office:meta>
</office:document-meta>
</file>